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justify" style:justify-single-word="false"/>
    </style:style>
    <style:style style:name="P2" style:family="paragraph" style:parent-style-name="Text_20_body" style:list-style-name="L3">
      <style:paragraph-properties fo:text-align="justify" style:justify-single-word="false"/>
    </style:style>
    <style:style style:name="P3" style:family="paragraph" style:parent-style-name="Text_20_body" style:list-style-name="L4">
      <style:paragraph-properties fo:text-align="justify" style:justify-single-word="false"/>
    </style:style>
    <style:style style:name="P4" style:family="paragraph" style:parent-style-name="Text_20_body" style:list-style-name="L10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7" style:family="paragraph" style:parent-style-name="Text_20_body" style:list-style-name="L5">
      <style:paragraph-properties fo:text-align="justify" style:justify-single-word="false"/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ext_20_body" style:list-style-name="L6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ext_20_body" style:list-style-name="L7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ext_20_body" style:list-style-name="L8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9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Heading_20_1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14" style:family="paragraph" style:parent-style-name="Heading_20_2">
      <style:paragraph-properties fo:text-align="justify" style:justify-single-word="false"/>
      <style:text-properties style:font-name="Times New Roman"/>
    </style:style>
    <style:style style:name="P15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Heading_20_2">
      <style:paragraph-properties fo:text-align="justify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7" style:family="paragraph" style:parent-style-name="Heading_20_2">
      <style:paragraph-properties fo:text-align="justify" style:justify-single-word="false" fo:break-before="page"/>
      <style:text-properties style:font-name="Times New Roman"/>
    </style:style>
    <style:style style:name="P18" style:family="paragraph" style:parent-style-name="Preformatted_20_Text">
      <style:paragraph-properties fo:text-align="justify" style:justify-single-word="false"/>
    </style:style>
    <style:style style:name="P19" style:family="paragraph" style:parent-style-name="Preformatted_20_Text">
      <style:paragraph-properties fo:text-align="center" style:justify-single-word="false"/>
    </style:style>
    <style:style style:name="P20" style:family="paragraph" style:parent-style-name="Preformatted_20_Text">
      <style:paragraph-properties fo:margin-top="0cm" fo:margin-bottom="0.499cm" fo:text-align="center" style:justify-single-word="false"/>
    </style:style>
    <style:style style:name="P21" style:family="paragraph" style:parent-style-name="Preformatted_20_Text">
      <style:paragraph-properties fo:margin-top="0cm" fo:margin-bottom="0.499cm" fo:text-align="center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Heading_20_3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Documentación del Proyecto: IndePerPro</text:h>
      <text:h text:style-name="P14" text:outline-level="2">1. Introducción</text:h>
      <text:p text:style-name="P5">Este documento describe el desarrollo de una aplicación web de gestión de tareas, realizada como proyecto final de un Ciclo Formativo de Grado Superior. El sistema permite la creación, asignación y seguimiento de tareas entre distintos usuarios, con categorías de prioridad y estado.</text:p>
      <text:h text:style-name="P14" text:outline-level="2"/>
      <text:h text:style-name="P17" text:outline-level="2">2. Objetivos del Proyecto</text:h>
      <text:list xml:id="list6499374484333508965" text:style-name="L1">
        <text:list-item>
          <text:p text:style-name="P6">Desarrollar una aplicación web full-stack.</text:p>
        </text:list-item>
        <text:list-item>
          <text:p text:style-name="P6">Implementar operaciones CRUD (crear, leer, actualizar, eliminar) para tareas.</text:p>
        </text:list-item>
        <text:list-item>
          <text:p text:style-name="P6">Clasificar tareas por prioridad y estado.</text:p>
        </text:list-item>
        <text:list-item>
          <text:p text:style-name="P6">Facilitar la visualización de tareas con diseño responsive y amigable.</text:p>
        </text:list-item>
        <text:list-item>
          <text:p text:style-name="P6">Permitir la gestión de usuarios y asignación de tareas.</text:p>
        </text:list-item>
      </text:list>
      <text:h text:style-name="P14" text:outline-level="2"/>
      <text:h text:style-name="P17" text:outline-level="2">3. Tecnologías Utilizadas</text:h>
      <text:list xml:id="list3785803695654600171" text:style-name="L2">
        <text:list-item>
          <text:p text:style-name="P1"><text:span text:style-name="Strong_20_Emphasis"><text:span text:style-name="T2">Frontend:</text:span></text:span><text:span text:style-name="T2"> React, TypeScript, CSS Modules</text:span></text:p>
        </text:list-item>
        <text:list-item>
          <text:p text:style-name="P1"><text:span text:style-name="Strong_20_Emphasis"><text:span text:style-name="T2">Backend:</text:span></text:span><text:span text:style-name="T2"> Node.js, Express.js</text:span></text:p>
        </text:list-item>
        <text:list-item>
          <text:p text:style-name="P1"><text:span text:style-name="Strong_20_Emphasis"><text:span text:style-name="T2">Base de Datos:</text:span></text:span><text:span text:style-name="T2"> MySQL</text:span></text:p>
        </text:list-item>
        <text:list-item>
          <text:p text:style-name="P1"><text:span text:style-name="Strong_20_Emphasis"><text:span text:style-name="T2">Control de versiones:</text:span></text:span><text:span text:style-name="T2"> Git &amp; GitHub</text:span></text:p>
        </text:list-item>
      </text:list>
      <text:h text:style-name="P15" text:outline-level="2"/>
      <text:h text:style-name="P17" text:outline-level="2">4. Estructura del Proyecto</text:h>
      <text:h text:style-name="P22" text:outline-level="3">4.1 Backend</text:h>
      <text:list xml:id="list5749504393110457798" text:style-name="L3">
        <text:list-item>
          <text:p text:style-name="P2"><text:span text:style-name="Source_20_Text"><text:span text:style-name="T2">/models/</text:span></text:span><text:span text:style-name="T2">: Modelos de datos</text:span></text:p>
        </text:list-item>
        <text:list-item>
          <text:p text:style-name="P2"><text:span text:style-name="Source_20_Text"><text:span text:style-name="T2">/controllers/</text:span></text:span><text:span text:style-name="T2">: Lógica de negocio</text:span></text:p>
        </text:list-item>
        <text:list-item>
          <text:p text:style-name="P2"><text:span text:style-name="Source_20_Text"><text:span text:style-name="T2">/routes/</text:span></text:span><text:span text:style-name="T2">: Definición de rutas API REST</text:span></text:p>
        </text:list-item>
        <text:list-item>
          <text:p text:style-name="P2"><text:span text:style-name="Source_20_Text"><text:span text:style-name="T2">index.js</text:span></text:span><text:span text:style-name="T2">: Configuración y arranque del servidor Express</text:span></text:p>
        </text:list-item>
      </text:list>
      <text:h text:style-name="P22" text:outline-level="3">4.2 Frontend</text:h>
      <text:list xml:id="list8670875811012242659" text:style-name="L4">
        <text:list-item>
          <text:p text:style-name="P3"><text:span text:style-name="Source_20_Text"><text:span text:style-name="T2">/components/</text:span></text:span><text:span text:style-name="T2">: Componentes reutilizables (por ejemplo, TaskCard)</text:span></text:p>
        </text:list-item>
        <text:list-item>
          <text:p text:style-name="P3"><text:span text:style-name="Source_20_Text"><text:span text:style-name="T2">/views/</text:span></text:span><text:span text:style-name="T2">: Vistas principales (Homepage, Profile)</text:span></text:p>
        </text:list-item>
        <text:list-item>
          <text:p text:style-name="P3"><text:span text:style-name="Source_20_Text"><text:span text:style-name="T2">/CSS/</text:span></text:span><text:span text:style-name="T2">: Archivos de estilos</text:span></text:p>
        </text:list-item>
        <text:list-item>
          <text:p text:style-name="P3"><text:span text:style-name="Source_20_Text"><text:span text:style-name="T2">App.tsx</text:span></text:span><text:span text:style-name="T2">: Punto de entrada del frontend</text:span></text:p>
        </text:list-item>
        <text:list-item>
          <text:p text:style-name="P3"><text:span text:style-name="T2">/assets/: Logo del trabajo.</text:span></text:p>
        </text:list-item>
        <text:list-item>
          <text:p text:style-name="P3"><text:span text:style-name="T2">/api/: Acceso a la API con Axios.</text:span></text:p>
        </text:list-item>
      </text:list>
      <text:h text:style-name="P15" text:outline-level="2"/>
      <text:h text:style-name="P17" text:outline-level="2">5. Funcionalidades</text:h>
      <text:list xml:id="list1117442065465829033" text:style-name="L5">
        <text:list-item>
          <text:p text:style-name="P7">Crear, leer, actualizar y eliminar tareas</text:p>
        </text:list-item>
        <text:list-item>
          <text:p text:style-name="P7">Clasificación por prioridad: Alta, Media, Baja.</text:p>
        </text:list-item>
        <text:list-item>
          <text:p text:style-name="P7">Cambio de estado: pendiente, en progreso, completada.</text:p>
        </text:list-item>
        <text:list-item>
          <text:p text:style-name="P7">Filtro por estado y prioridad.</text:p>
        </text:list-item>
        <text:list-item>
          <text:p text:style-name="P7">Visualización de tareas asignadas al usuario actual.</text:p>
        </text:list-item>
        <text:list-item>
          <text:p text:style-name="P7">Vista de perfil.</text:p>
        </text:list-item>
      </text:list>
      <text:h text:style-name="P14" text:outline-level="2"/>
      <text:h text:style-name="P17" text:outline-level="2">6. Diagrama de Entidad/Relación</text:h>
      <text:p text:style-name="P18"><text:span text:style-name="Source_20_Text"><text:span text:style-name="T1"/></text:span></text:p>
      <text:h text:style-name="P14" text:outline-level="2"/>
      <text:h text:style-name="P17" text:outline-level="2">7. Instalación y Ejecución</text:h>
      <text:h text:style-name="P22" text:outline-level="3">Requisitos:</text:h>
      <text:list xml:id="list136672299413785206" text:style-name="L6">
        <text:list-item>
          <text:p text:style-name="P9">Node.js y npm</text:p>
        </text:list-item>
        <text:list-item>
          <text:p text:style-name="P9">MySQL</text:p>
        </text:list-item>
      </text:list>
      <text:h text:style-name="P22" text:outline-level="3">Pasos:</text:h>
      <text:list xml:id="list7216593160981160247" text:style-name="L7">
        <text:list-item>
          <text:p text:style-name="P10">Descargar el repositorio.</text:p>
        </text:list-item>
      </text:list>
      <text:list xml:id="list2876764792500731799" text:style-name="L8">
        <text:list-item>
          <text:p text:style-name="P11">Ejecutar backend:</text:p>
        </text:list-item>
      </text:list>
      <text:p text:style-name="P19"><text:span text:style-name="Source_20_Text"><text:span text:style-name="T3">cd backend</text:span></text:span></text:p>
      <text:p text:style-name="P21"><text:span text:style-name="Source_20_Text"><text:span text:style-name="T4">node server.js</text:span></text:span></text:p>
      <text:list xml:id="list39402111" text:continue-numbering="true" text:style-name="L8">
        <text:list-item>
          <text:p text:style-name="P11">Ejecutar frontend:</text:p>
        </text:list-item>
      </text:list>
      <text:p text:style-name="P19"><text:span text:style-name="Source_20_Text"><text:span text:style-name="T3">cd frontend</text:span></text:span></text:p>
      <text:p text:style-name="P20"><text:span text:style-name="Source_20_Text"><text:span text:style-name="T3">npm start</text:span></text:span></text:p>
      <text:list xml:id="list3055292531351217161" text:style-name="L9">
        <text:list-header>
          <text:p text:style-name="P12"/>
        </text:list-header>
      </text:list>
      <text:p text:style-name="P19"><text:span text:style-name="Source_20_Text"><text:span text:style-name="T3"/></text:span></text:p>
      <text:h text:style-name="P16" text:outline-level="2"/>
      <text:h text:style-name="P17" text:outline-level="2">8. Conclusión</text:h>
      <text:p text:style-name="P8">Este proyecto ha permitido aplicar los conocimientos adquiridos durante el ciclo superior, abarcando el diseño de base de datos, desarrollo frontend y backend, consumo de APIs REST y control de versiones. El sistema es escalable y puede adaptarse a nuevas funcionalidades como autenticación avanzada, roles de usuario, manejo de datos, etc.</text:p>
      <text:h text:style-name="P15" text:outline-level="2"/>
      <text:h text:style-name="P17" text:outline-level="2">9. Autor</text:h>
      <text:list xml:id="list6303074642251131722" text:style-name="L10">
        <text:list-item>
          <text:p text:style-name="P4"><text:span text:style-name="Strong_20_Emphasis"><text:span text:style-name="T1">Nombre: Amanda del Pino Robaina García</text:span></text:span></text:p>
        </text:list-item>
        <text:list-item>
          <text:p text:style-name="P4"><text:span text:style-name="Strong_20_Emphasis"><text:span text:style-name="T1">Correo:</text:span></text:span><text:span text:style-name="T1"> robaigarcia@gmail.com</text:span></text:p>
        </text:list-item>
        <text:list-item>
          <text:p text:style-name="P4"><text:span text:style-name="Strong_20_Emphasis"><text:span text:style-name="T1">Curso:</text:span></text:span><text:span text:style-name="T1"> CFGS Desarrollo de Aplicaciones Multiplataforma</text:span></text:p>
        </text:list-item>
        <text:list-item>
          <text:p text:style-name="P4"><text:span text:style-name="Strong_20_Emphasis"><text:span text:style-name="T1">Centro educativo: IES Lomo de la Herradur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a Robaina</meta:initial-creator>
    <meta:creation-date>2025-05-16T18:46:54.48</meta:creation-date>
    <dc:date>2025-05-16T19:13:16.51</dc:date>
    <dc:creator>Amanda Robaina</dc:creator>
    <meta:editing-duration>PT10M40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9" meta:paragraph-count="54" meta:word-count="349" meta:character-count="2242"/>
  </office:meta>
</office:document-meta>
</file>